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Museo Sans 900" svg:font-family="'Museo Sans 900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73737" style:font-name="Museo Sans 900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Heading_20_1">
      <style:text-properties fo:font-variant="normal" fo:text-transform="none" fo:color="#373737" style:font-name="Museo Sans 900" fo:font-size="12pt" fo:letter-spacing="normal" fo:font-style="normal" fo:font-weight="normal" style:font-size-asian="12pt" style:font-size-complex="12pt"/>
    </style:style>
    <style:style style:name="P4" style:family="paragraph" style:parent-style-name="Heading_20_1">
      <style:text-properties fo:font-size="12pt" style:font-size-asian="12pt" style:font-size-complex="12pt"/>
    </style:style>
    <style:style style:name="T1" style:family="text">
      <style:text-properties fo:font-variant="normal" fo:text-transform="none" fo:color="#373737" style:font-name="Museo Sans 900" fo:font-size="19.5pt" fo:letter-spacing="normal" fo:font-style="normal" fo:font-weight="normal"/>
    </style:style>
    <style:style style:name="T2" style:family="text">
      <style:text-properties fo:font-variant="normal" fo:text-transform="none" fo:color="#373737" style:font-name="Museo Sans 900" fo:letter-spacing="normal" fo:font-style="normal" fo:font-weight="normal"/>
    </style:style>
    <style:style style:name="T3" style:family="text">
      <style:text-properties fo:font-variant="normal" fo:text-transform="none" fo:color="#373737" style:font-name="Museo Sans 900" fo:font-size="12pt" fo:letter-spacing="normal" fo:font-style="normal" fo:font-weight="normal" style:font-size-asian="12pt" style:font-size-complex="12pt"/>
    </style:style>
    <style:style style:name="T4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bookmark text:name="nointelliTXT"/>Why Do Athletes Have a Lower Heart Rate?</text:h>
      <text:p text:style-name="Standard"><text:a xlink:type="simple" xlink:href="http://www.livestrong.com/article/385209-why-do-athletes-have-a-lower-heart-rate/" text:style-name="Internet_20_link" text:visited-style-name="Visited_20_Internet_20_Link"><text:span text:style-name="T4">http://www.livestrong.com/article/385209-why-do-athletes-have-a-lower-heart-rate/</text:span></text:a></text:p>
      <text:h text:style-name="P4" text:outline-level="1"><text:bookmark text:name="nointelliTXT1"/><text:span text:style-name="T2">Does Exercise Lower the Heart Rate?</text:span></text:h>
      <text:p text:style-name="Text_20_body"><text:a xlink:type="simple" xlink:href="http://www.livestrong.com/article/388284-does-exercise-lower-the-heart-rate/" text:style-name="Internet_20_link" text:visited-style-name="Visited_20_Internet_20_Link"><text:span text:style-name="T3">http://www.livestrong.com/article/388284-does-exercise-lower-the-heart-rate/</text:span></text:a></text:p>
      <text:h text:style-name="P3" text:outline-level="1"><text:bookmark text:name="nointelliTXT2"/>How to Lower My Resting Pulse Rate</text:h>
      <text:p text:style-name="P1"><text:a xlink:type="simple" xlink:href="http://www.livestrong.com/article/365475-how-to-lower-my-resting-pulse-rate/" text:style-name="Internet_20_link" text:visited-style-name="Visited_20_Internet_20_Link">http://www.livestrong.com/article/365475-how-to-lower-my-resting-pulse-rate/</text:a></text:p>
      <text:p text:style-name="P1"/>
      <text:p text:style-name="P2"><text:span text:style-name="T2"/></text:p>
      <text:p text:style-name="Text_20_body"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Museo Sans 900" svg:font-family="'Museo Sans 900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8T17:39:16.52</meta:creation-date>
    <meta:document-statistic meta:table-count="0" meta:image-count="0" meta:object-count="0" meta:page-count="1" meta:paragraph-count="6" meta:word-count="24" meta:character-count="342"/>
    <dc:date>2016-03-18T17:45:16.55</dc:date>
    <dc:creator>James Lombardi</dc:creator>
    <meta:editing-duration>PT6M1S</meta:editing-duration>
    <meta:editing-cycles>1</meta:editing-cycles>
    <meta:generator>OpenOffice/4.1.0$Win32 OpenOffice.org_project/410m18$Build-9764</meta:generator>
  </office:meta>
</office:document-meta>
</file>